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color="#00331a" officeooo:rsid="0008f364" officeooo:paragraph-rsid="000cb28c"/>
    </style:style>
    <style:style style:name="P2" style:family="paragraph" style:parent-style-name="Tasks">
      <style:text-properties officeooo:paragraph-rsid="000b478f"/>
    </style:style>
    <style:style style:name="P3" style:family="paragraph" style:parent-style-name="Tasks">
      <style:text-properties officeooo:paragraph-rsid="000cb28c"/>
    </style:style>
    <style:style style:name="P4" style:family="paragraph" style:parent-style-name="Tasks">
      <style:text-properties officeooo:paragraph-rsid="0010a27b"/>
    </style:style>
    <style:style style:name="P5" style:family="paragraph" style:parent-style-name="Tasks">
      <style:text-properties officeooo:paragraph-rsid="0010c764"/>
    </style:style>
    <style:style style:name="P6" style:family="paragraph" style:parent-style-name="Tasks">
      <style:text-properties officeooo:paragraph-rsid="0011e3fe"/>
    </style:style>
    <style:style style:name="P7" style:family="paragraph" style:parent-style-name="Tasks">
      <style:text-properties officeooo:rsid="0010a27b" officeooo:paragraph-rsid="0010a27b"/>
    </style:style>
    <style:style style:name="P8" style:family="paragraph" style:parent-style-name="Tasks">
      <style:text-properties officeooo:rsid="001e1795" officeooo:paragraph-rsid="001e1795"/>
    </style:style>
    <style:style style:name="P9" style:family="paragraph" style:parent-style-name="Tasks">
      <style:text-properties officeooo:rsid="001e1795" officeooo:paragraph-rsid="00379447"/>
    </style:style>
    <style:style style:name="P10" style:family="paragraph" style:parent-style-name="Tasks">
      <style:text-properties officeooo:paragraph-rsid="0021e11e"/>
    </style:style>
    <style:style style:name="P11" style:family="paragraph" style:parent-style-name="Tasks">
      <style:text-properties officeooo:paragraph-rsid="0025a7ba"/>
    </style:style>
    <style:style style:name="P12" style:family="paragraph" style:parent-style-name="Tasks">
      <style:text-properties officeooo:paragraph-rsid="002d1466"/>
    </style:style>
    <style:style style:name="P13" style:family="paragraph" style:parent-style-name="Tasks">
      <style:text-properties officeooo:paragraph-rsid="00379447"/>
    </style:style>
    <style:style style:name="P14" style:family="paragraph" style:parent-style-name="Tasks">
      <style:text-properties officeooo:paragraph-rsid="00393246"/>
    </style:style>
    <style:style style:name="P15" style:family="paragraph" style:parent-style-name="Tasks">
      <style:text-properties officeooo:rsid="004621b1" officeooo:paragraph-rsid="004621b1"/>
    </style:style>
    <style:style style:name="P16" style:family="paragraph" style:parent-style-name="Tasks">
      <style:text-properties officeooo:rsid="004621b1" officeooo:paragraph-rsid="0046c5cd"/>
    </style:style>
    <style:style style:name="P17" style:family="paragraph" style:parent-style-name="Tasks">
      <style:text-properties officeooo:rsid="004621b1" officeooo:paragraph-rsid="004afb3b"/>
    </style:style>
    <style:style style:name="P18" style:family="paragraph" style:parent-style-name="Tasks">
      <style:text-properties officeooo:rsid="0046c5cd" officeooo:paragraph-rsid="0046c5cd"/>
    </style:style>
    <style:style style:name="P19" style:family="paragraph" style:parent-style-name="Tasks">
      <style:text-properties officeooo:paragraph-rsid="004872d3"/>
    </style:style>
    <style:style style:name="P20" style:family="paragraph" style:parent-style-name="Tasks">
      <style:text-properties officeooo:paragraph-rsid="00499121"/>
    </style:style>
    <style:style style:name="P21" style:family="paragraph" style:parent-style-name="Tasks">
      <style:text-properties officeooo:paragraph-rsid="004afb3b"/>
    </style:style>
    <style:style style:name="P22" style:family="paragraph" style:parent-style-name="Descrição">
      <style:text-properties officeooo:paragraph-rsid="00393246"/>
    </style:style>
    <style:style style:name="P23" style:family="paragraph" style:parent-style-name="Heading_20_1">
      <style:text-properties fo:font-weight="bold" style:font-weight-asian="bold" style:font-weight-complex="bold"/>
    </style:style>
    <style:style style:name="P24" style:family="paragraph" style:parent-style-name="Heading_20_1">
      <style:text-properties officeooo:rsid="00353c1f" officeooo:paragraph-rsid="00353c1f"/>
    </style:style>
    <style:style style:name="P25" style:family="paragraph" style:parent-style-name="Heading_20_1">
      <style:text-properties officeooo:paragraph-rsid="00393246"/>
    </style:style>
    <style:style style:name="P26" style:family="paragraph" style:parent-style-name="Heading_20_1">
      <style:text-properties officeooo:rsid="0059dd70" officeooo:paragraph-rsid="0059dd70"/>
    </style:style>
    <style:style style:name="P27" style:family="paragraph" style:parent-style-name="Heading_20_1">
      <style:text-properties officeooo:rsid="00678686" officeooo:paragraph-rsid="00678686"/>
    </style:style>
    <style:style style:name="P28" style:family="paragraph" style:parent-style-name="Tasks">
      <style:text-properties officeooo:rsid="0025a7ba" officeooo:paragraph-rsid="0025a7ba"/>
    </style:style>
    <style:style style:name="P29" style:family="paragraph" style:parent-style-name="Tasks">
      <style:text-properties officeooo:rsid="0025a7ba" officeooo:paragraph-rsid="003e067f"/>
    </style:style>
    <style:style style:name="P30" style:family="paragraph" style:parent-style-name="Tasks">
      <style:text-properties officeooo:rsid="00353c1f"/>
    </style:style>
    <style:style style:name="P31" style:family="paragraph" style:parent-style-name="Tasks">
      <style:text-properties officeooo:rsid="00353c1f" officeooo:paragraph-rsid="00379447"/>
    </style:style>
    <style:style style:name="P32" style:family="paragraph" style:parent-style-name="Tasks">
      <style:text-properties officeooo:rsid="004afb3b" officeooo:paragraph-rsid="004afb3b"/>
    </style:style>
    <style:style style:name="P33" style:family="paragraph" style:parent-style-name="Tasks">
      <style:text-properties officeooo:rsid="004d23a1" officeooo:paragraph-rsid="004d23a1"/>
    </style:style>
    <style:style style:name="P34" style:family="paragraph" style:parent-style-name="Tasks">
      <style:text-properties officeooo:rsid="004d23a1" officeooo:paragraph-rsid="005f18ec"/>
    </style:style>
    <style:style style:name="P35" style:family="paragraph" style:parent-style-name="Tasks">
      <style:text-properties officeooo:rsid="00518bc1" officeooo:paragraph-rsid="00518bc1"/>
    </style:style>
    <style:style style:name="P36" style:family="paragraph" style:parent-style-name="Tasks">
      <style:text-properties officeooo:paragraph-rsid="004afb3b"/>
    </style:style>
    <style:style style:name="P37" style:family="paragraph" style:parent-style-name="Tasks">
      <style:text-properties officeooo:rsid="0008f364" officeooo:paragraph-rsid="00518bc1"/>
    </style:style>
    <style:style style:name="P38" style:family="paragraph" style:parent-style-name="Tasks">
      <style:text-properties officeooo:rsid="0008f364" officeooo:paragraph-rsid="0058233a"/>
    </style:style>
    <style:style style:name="P39" style:family="paragraph" style:parent-style-name="Tasks">
      <style:text-properties fo:font-style="normal" officeooo:rsid="005f18ec" officeooo:paragraph-rsid="005f18ec" style:font-style-asian="normal" style:font-style-complex="normal"/>
    </style:style>
    <style:style style:name="P40" style:family="paragraph" style:parent-style-name="Tasks">
      <style:text-properties officeooo:rsid="0060cb87" officeooo:paragraph-rsid="0060cb87"/>
    </style:style>
    <style:style style:name="P41" style:family="paragraph" style:parent-style-name="Tasks">
      <style:text-properties officeooo:rsid="006194af" officeooo:paragraph-rsid="006194af"/>
    </style:style>
    <style:style style:name="P42" style:family="paragraph" style:parent-style-name="Tasks">
      <style:text-properties officeooo:rsid="00678686" officeooo:paragraph-rsid="00678686"/>
    </style:style>
    <style:style style:name="T1" style:family="text">
      <style:text-properties fo:color="#00331a"/>
    </style:style>
    <style:style style:name="T2" style:family="text">
      <style:text-properties officeooo:rsid="0009f6b9"/>
    </style:style>
    <style:style style:name="T3" style:family="text">
      <style:text-properties officeooo:rsid="000fa340"/>
    </style:style>
    <style:style style:name="T4" style:family="text">
      <style:text-properties officeooo:rsid="000fbfc9"/>
    </style:style>
    <style:style style:name="T5" style:family="text">
      <style:text-properties officeooo:rsid="0010c277"/>
    </style:style>
    <style:style style:name="T6" style:family="text">
      <style:text-properties officeooo:rsid="0010c764"/>
    </style:style>
    <style:style style:name="T7" style:family="text">
      <style:text-properties officeooo:rsid="0011e3fe"/>
    </style:style>
    <style:style style:name="T8" style:family="text">
      <style:text-properties officeooo:rsid="00123922"/>
    </style:style>
    <style:style style:name="T9" style:family="text">
      <style:text-properties officeooo:rsid="00142974"/>
    </style:style>
    <style:style style:name="T10" style:family="text">
      <style:text-properties officeooo:rsid="0015592b"/>
    </style:style>
    <style:style style:name="T11" style:family="text">
      <style:text-properties officeooo:rsid="00173880"/>
    </style:style>
    <style:style style:name="T12" style:family="text">
      <style:text-properties officeooo:rsid="001935d9"/>
    </style:style>
    <style:style style:name="T13" style:family="text">
      <style:text-properties officeooo:rsid="001bbb53"/>
    </style:style>
    <style:style style:name="T14" style:family="text">
      <style:text-properties officeooo:rsid="001e1795"/>
    </style:style>
    <style:style style:name="T15" style:family="text">
      <style:text-properties officeooo:rsid="00200220"/>
    </style:style>
    <style:style style:name="T16" style:family="text">
      <style:text-properties officeooo:rsid="002210cc"/>
    </style:style>
    <style:style style:name="T17" style:family="text">
      <style:text-properties officeooo:rsid="00233d2f"/>
    </style:style>
    <style:style style:name="T18" style:family="text">
      <style:text-properties officeooo:rsid="0025a7ba"/>
    </style:style>
    <style:style style:name="T19" style:family="text">
      <style:text-properties officeooo:rsid="002ae043"/>
    </style:style>
    <style:style style:name="T20" style:family="text">
      <style:text-properties officeooo:rsid="002d1466"/>
    </style:style>
    <style:style style:name="T21" style:family="text">
      <style:text-properties officeooo:rsid="00353c1f"/>
    </style:style>
    <style:style style:name="T22" style:family="text">
      <style:text-properties officeooo:rsid="0008f364"/>
    </style:style>
    <style:style style:name="T23" style:family="text">
      <style:text-properties officeooo:rsid="00393246"/>
    </style:style>
    <style:style style:name="T24" style:family="text">
      <style:text-properties officeooo:rsid="003f896c"/>
    </style:style>
    <style:style style:name="T25" style:family="text">
      <style:text-properties officeooo:rsid="00449d37"/>
    </style:style>
    <style:style style:name="T26" style:family="text">
      <style:text-properties officeooo:rsid="0046c5cd"/>
    </style:style>
    <style:style style:name="T27" style:family="text">
      <style:text-properties officeooo:rsid="004afb3b"/>
    </style:style>
    <style:style style:name="T28" style:family="text">
      <style:text-properties officeooo:rsid="005499fc"/>
    </style:style>
    <style:style style:name="T29" style:family="text">
      <style:text-properties officeooo:rsid="0055d481"/>
    </style:style>
    <style:style style:name="T30" style:family="text">
      <style:text-properties officeooo:rsid="0058233a"/>
    </style:style>
    <style:style style:name="T31" style:family="text">
      <style:text-properties officeooo:rsid="005bdb20"/>
    </style:style>
    <style:style style:name="T32" style:family="text">
      <style:text-properties officeooo:rsid="005f0fa1"/>
    </style:style>
    <style:style style:name="T33" style:family="text">
      <style:text-properties officeooo:rsid="005f18ec"/>
    </style:style>
    <style:style style:name="T34" style:family="text">
      <style:text-properties fo:font-style="italic" officeooo:rsid="005f18ec" style:font-style-asian="italic" style:font-style-complex="italic"/>
    </style:style>
    <style:style style:name="T35" style:family="text">
      <style:text-properties officeooo:rsid="00628171"/>
    </style:style>
    <style:style style:name="T36" style:family="text">
      <style:text-properties officeooo:rsid="0065e345"/>
    </style:style>
    <style:style style:name="T37" style:family="text">
      <style:text-properties officeooo:rsid="00678686"/>
    </style:style>
    <style:style style:name="T38" style:family="text">
      <style:text-properties officeooo:rsid="0068a2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Gerar CRUD de professores</text:h>
      <text:p text:style-name="Descrição">Descrição: Há necessidade de gerenciar os professores da escola</text:p>
      <text:p text:style-name="Tasks">Tasks</text:p>
      <text:p text:style-name="Tasks"><text:tab/><text:span text:style-name="T1">Criar tabela no BD</text:span></text:p>
      <text:p text:style-name="Tasks"><text:tab/>Gerar CRUD com Gii</text:p>
      <text:p text:style-name="Tasks"><text:tab/>Correção dos Breadcrumbs Gerados</text:p>
      <text:p text:style-name="Tasks"><text:tab/>Correção do Menu de operações</text:p>
      <text:p text:style-name="Tasks"><text:tab/>Correção do Formulário</text:p>
      <text:h text:style-name="Heading_20_1" text:outline-level="1">Gerar CRUD de Alunos</text:h>
      <text:p text:style-name="Descrição">Descrição: Há necessidade de gerenciar alunos da escola </text:p>
      <text:p text:style-name="Tasks"><text:span text:style-name="T2">Tasks:</text:span><text:tab/><text:tab/></text:p>
      <text:p text:style-name="P2"><text:tab/><text:span text:style-name="T1">Criar tabela no BD</text:span></text:p>
      <text:p text:style-name="P2"><text:tab/>Gerar CRUD com Gii</text:p>
      <text:p text:style-name="P2"><text:tab/>Correção dos Breadcrumbs Gerados</text:p>
      <text:p text:style-name="P2"><text:tab/>Correção do Menu de operações</text:p>
      <text:p text:style-name="P2"><text:tab/>Correção do Formulário<text:span text:style-name="T22"><text:tab/><text:tab/><text:tab/></text:span></text:p>
      <text:h text:style-name="Heading_20_1" text:outline-level="1">Gerar CRUD de Disciplinas</text:h>
      <text:p text:style-name="Descrição">Descrição: Há necessidade de gerenciar as disciplinas da escola</text:p>
      <text:p text:style-name="Tasks">Tasks:</text:p>
      <text:p text:style-name="P1"><text:tab/>Criar tabela no BD</text:p>
      <text:p text:style-name="P3"><text:tab/>Gerar CRUD com Gii</text:p>
      <text:p text:style-name="P3"><text:tab/>Correção dos Breadcrumbs Gerados</text:p>
      <text:p text:style-name="P3"><text:tab/>Correção do Menu de operações</text:p>
      <text:p text:style-name="Tasks"><text:tab/>Correção do Formulário</text:p>
      <text:p text:style-name="Tasks"><text:tab/><text:span text:style-name="T3">Adicionar combo no formulário com </text:span>a listagem dos professores <text:span text:style-name="T3">para permitir o cadastro de professor responsável</text:span></text:p>
      <text:h text:style-name="Heading_20_1" text:outline-level="1"><text:span text:style-name="T4">Matrícular</text:span> alunos em <text:span text:style-name="T4">disciplinas</text:span></text:h>
      <text:p text:style-name="Descrição">Descrição: Para que o professor possa controlar as notas e presenças dos alunos, os alunos tem que estar matrículados em uma disciplina.</text:p>
      <text:p text:style-name="P7">Tasks:</text:p>
      <text:p text:style-name="P4"><text:tab/><text:span text:style-name="T7">Criar tabela de ligação entre aluno e disciplina</text:span></text:p>
      <text:p text:style-name="P5"><text:tab/><text:span text:style-name="T5">Adicionar link para busca de alunos na visualização de disciplina</text:span></text:p>
      <text:p text:style-name="P5"><text:tab/><text:span text:style-name="T6">Criar formulário de busca de alunos na visualização de disciplina</text:span></text:p>
      <text:p text:style-name="P5"><text:tab/><text:span text:style-name="T6">Criar método de busca de alunos no controlador de disciplina</text:span></text:p>
      <text:p text:style-name="P5"><text:tab/><text:span text:style-name="T8">Criar listagem dos alunos retornados da busca na view</text:span></text:p>
      <text:p text:style-name="P5"><text:tab/><text:span text:style-name="T9">Adicionar link para permitir adicionar alunos retornados na busca em uma disciplina</text:span></text:p>
      <text:p text:style-name="P6"><text:tab/><text:span text:style-name="T7">Criar método para adicionar as informações do aluno na tabela de ligação</text:span></text:p>
      <text:p text:style-name="P6"><text:tab/><text:span text:style-name="T10">Criar listagem dos alunos matrículados em uma disciplina</text:span></text:p>
      <text:p text:style-name="P6"><text:tab/><text:span text:style-name="T10">Adicionar link para desmatricular alunos em uma disciplina</text:span></text:p>
      <text:p text:style-name="P6"><text:tab/><text:span text:style-name="T10">Criar método para desmatricular alunos em uma disciplina</text:span></text:p>
      <text:h text:style-name="Heading_20_1" text:outline-level="1"><text:span text:style-name="T13">Cadastrar</text:span> Atividades</text:h>
      <text:p text:style-name="Descrição">Descrição: <text:span text:style-name="T12">O professor precisa cadastrar atividades</text:span></text:p>
      <text:p text:style-name="Tasks">Tasks:</text:p>
      <text:p text:style-name="P10"><text:tab/><text:span text:style-name="T11">Criar tabela no </text:span>BD</text:p>
      <text:p text:style-name="P10"><text:soft-page-break/><text:tab/><text:span text:style-name="T14">Gerar CRUD de atividades com o Gii</text:span></text:p>
      <text:p text:style-name="P10"><text:tab/><text:span text:style-name="T14">Corrigir os links gerados para as operações</text:span></text:p>
      <text:p text:style-name="P8"><text:tab/>Corrigir os breadcrumbs gerados</text:p>
      <text:p text:style-name="P8"><text:tab/><text:span text:style-name="T15">Listar as atividades na visualização de uma disciplina</text:span></text:p>
      <text:h text:style-name="Heading_20_1" text:outline-level="1">Cadastrar nota do<text:span text:style-name="T16">s alunos nas atividades</text:span></text:h>
      <text:p text:style-name="Descrição">Descrição: O professor precisa poder cadastrar as notas dos alunos para as atividades da disciplina</text:p>
      <text:p text:style-name="Tasks">Tasks:</text:p>
      <text:p text:style-name="Tasks"><text:tab/><text:span text:style-name="T17">Criar tabela no BD</text:span></text:p>
      <text:p text:style-name="P12"><text:tab/><text:span text:style-name="T20">Criação automática de notas, para atividades existentes, quando um aluno é matrículado em uma disciplina já em andamento</text:span></text:p>
      <text:p text:style-name="P20"><text:tab/><text:span text:style-name="T20">Criação automática de notas, para alunos já matrículados, quando uma nova atividade é cadastrada</text:span></text:p>
      <text:p text:style-name="Tasks"><text:tab/><text:span text:style-name="T18">Listar alunos de uma disciplina na tela de visualização de atividades</text:span></text:p>
      <text:p text:style-name="Tasks"><text:tab/><text:span text:style-name="T18">Criar formulário para edição de notas</text:span></text:p>
      <text:p text:style-name="P11"><text:tab/><text:span text:style-name="T18">Criar view para edição de notas</text:span></text:p>
      <text:p text:style-name="P28"><text:tab/>Criar método para edição de notas</text:p>
      <text:p text:style-name="P11"><text:tab/><text:span text:style-name="T19">Adicionar nota do aluno na listagem de alunos</text:span></text:p>
      <text:h text:style-name="P24" text:outline-level="1">Cadastro de aulas</text:h>
      <text:p text:style-name="Descrição">Descrição: <text:span text:style-name="T21">O preofessor precisa poder cadastrar as aulas ministradas</text:span></text:p>
      <text:p text:style-name="P30">Tasks</text:p>
      <text:p text:style-name="P13"><text:tab/><text:span text:style-name="T21">Criar tabela no BD</text:span></text:p>
      <text:p text:style-name="P31"><text:tab/>Gerar CRUD de atividades com o Gii</text:p>
      <text:p text:style-name="P13"><text:tab/><text:span text:style-name="T14">Corrigir os links gerados para as operações</text:span></text:p>
      <text:p text:style-name="P9"><text:tab/>Corrigir os breadcrumbs gerados</text:p>
      <text:p text:style-name="P9"><text:tab/><text:span text:style-name="T15">Listar as aulas na visualização de uma disciplina</text:span></text:p>
      <text:h text:style-name="P25" text:outline-level="1">Cadastrar <text:span text:style-name="T24">presenças</text:span></text:h>
      <text:p text:style-name="P22">Descrição: O professor precisa poder cadastrar as <text:span text:style-name="T23">presenças para os alunos nas aulas </text:span>da disciplina</text:p>
      <text:p text:style-name="P14">Tasks:</text:p>
      <text:p text:style-name="P14"><text:tab/><text:span text:style-name="T17">Criar tabela no BD</text:span></text:p>
      <text:p text:style-name="P14"><text:tab/><text:span text:style-name="T20">Criação automática de presenças, para aulas existentes, quando um aluno é matrículado em uma disciplina já em andamento</text:span></text:p>
      <text:p text:style-name="P19"><text:tab/><text:span text:style-name="T20">Criação automática de presenças, para alunos já matrículados em uma disciplina, quando uma aula é cadastrada</text:span></text:p>
      <text:p text:style-name="P14"><text:tab/><text:span text:style-name="T18">Listar alunos de uma disciplina na tela de visualização de aulas</text:span></text:p>
      <text:p text:style-name="P14"><text:tab/><text:span text:style-name="T18">Criar link para adicionar e remover presença de alunos</text:span></text:p>
      <text:p text:style-name="P29"><text:tab/>Criar método para adicinar presença</text:p>
      <text:p text:style-name="P29"><text:tab/>Criar método para remover presença</text:p>
      <text:h text:style-name="Heading_20_1" text:outline-level="1">Listar alunos <text:span text:style-name="T32">de uma disciplina</text:span></text:h>
      <text:p text:style-name="Descrição">Descrição: <text:span text:style-name="T25">Listar alunos de uma disciplina na página de visualização de disciplina para o professor</text:span></text:p>
      <text:p text:style-name="P32">Tasks:</text:p>
      <text:p text:style-name="P17"><text:tab/>Criar lista de alunos com um link para visualização de alunos</text:p>
      <text:p text:style-name="P15"><text:tab/>Mostrar notas do aluno para todas as atividades da disciplina na visualização do mesmo</text:p>
      <text:p text:style-name="P16"><text:tab/><text:span text:style-name="T26">Mostrar média final do aluno na visualização do mesmo</text:span></text:p>
      <text:p text:style-name="P18"><text:soft-page-break/><text:tab/>Mostrar presenças do aluno para todas as aulas da disciplina na visualiação do mesmo</text:p>
      <text:p text:style-name="P16"><text:tab/>Mostrar frequência do aluno na disciplina na visualização do mesmo</text:p>
      <text:h text:style-name="Heading_20_1" text:outline-level="1">Autenticação</text:h>
      <text:p text:style-name="Descrição">Descrição: Somente usuários autenticados devem poder acessar o sistema</text:p>
      <text:p text:style-name="P21">Tasks</text:p>
      <text:p text:style-name="P21"><text:span text:style-name="T27"><text:tab/>Criar tabela de usuários</text:span></text:p>
      <text:p text:style-name="P21"><text:tab/><text:span text:style-name="T28">Desenvolver autenticação de usuário</text:span></text:p>
      <text:p text:style-name="P33"><text:tab/>Adicionar formulário de usuário no cadastro de professor para que o mesmo tenha dados de autenticação para poder se loga<text:span text:style-name="T31">r</text:span></text:p>
      <text:p text:style-name="P34"><text:tab/><text:span text:style-name="T33">Ligação entre professor e usuários no modelo professor</text:span></text:p>
      <text:p text:style-name="P40"><text:tab/>Usuário é salvo com professor quando no cadastro de um novo professor</text:p>
      <text:h text:style-name="P26" text:outline-level="1">Permissões de usuário</text:h>
      <text:p text:style-name="Descrição">Descrição: <text:span text:style-name="T30">O sistema deve se adaptar de acordo com o papel do usuário logado no sistema</text:span></text:p>
      <text:p text:style-name="P35">Tasks:</text:p>
      <text:p text:style-name="P37"><text:tab/><text:span text:style-name="T29">Adicionar e/ou corrigir permissões para diferentes papeis de usuário (admin e professor)</text:span></text:p>
      <text:p text:style-name="P37"><text:tab/><text:span text:style-name="T29">Criar componente para identificar papel do usuário logado</text:span></text:p>
      <text:p text:style-name="P37"><text:tab/><text:span text:style-name="T30">Corrigir telas em que informações de diferentes usuários são mostradas ao mesmo tempo</text:span></text:p>
      <text:p text:style-name="P37"><text:tab/><text:span text:style-name="T30">Corrigir menus para se adaptar de acordo com o usuário logado</text:span></text:p>
      <text:p text:style-name="P38"><text:tab/><text:span text:style-name="T30">Corrigir breadcrumbs para se adaptar de acordo com o usuário logado</text:span></text:p>
      <text:p text:style-name="P41"><text:tab/>Corrigi<text:span text:style-name="T35">r</text:span> links de operações dentro de cada view para os diferentes papéis de usuário</text:p>
      <text:h text:style-name="Heading_20_1" text:outline-level="1">Adicion<text:span text:style-name="T33">ar</text:span> datepicker</text:h>
      <text:p text:style-name="Descrição">Descrição: <text:span text:style-name="T33">adicionar datepicker em formulários com campos do tipo </text:span><text:span text:style-name="T34">date</text:span></text:p>
      <text:p text:style-name="P39">Tasks:</text:p>
      <text:p text:style-name="P39"><text:tab/><text:span text:style-name="T36">Adicionar datepicker no cadastro de aulas</text:span></text:p>
      <text:p text:style-name="P39"><text:tab/><text:span text:style-name="T36">Adicionar datepicker no cadastro de atividades</text:span></text:p>
      <text:h text:style-name="P27" text:outline-level="1">Corrigir datas</text:h>
      <text:p text:style-name="Descrição">Descrição: <text:span text:style-name="T37">Corrigir formato das datas em todas as telas em que campos do tipo date são mostrados</text:span></text:p>
      <text:p text:style-name="P42">Tasks:</text:p>
      <text:p text:style-name="P42"><text:tab/>Corrigir date em listagem Atividades da disciplina</text:p>
      <text:p text:style-name="P42"><text:tab/>Corrigir date em listagem de aulas ministradas</text:p>
      <text:p text:style-name="P42"><text:tab/>Corrigir datas em visualição de aulas</text:p>
      <text:p text:style-name="P42"><text:tab/>Corrigir datas em visualização de atividade</text:p>
      <text:p text:style-name="P42"><text:tab/><text:span text:style-name="T38">Corrigir datas no histórico do aluno na disciplin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text:number-lines="true" text:line-number="1">
        <style:tab-stops/>
        <style:background-image/>
      </style:paragraph-properties>
      <style:text-properties fo:color="#6666ff" fo:font-size="115%" fo:font-weight="bold" style:font-size-asian="115%" style:font-weight-asian="normal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scrição" style:family="paragraph" style:parent-style-name="Standard" style:class="text">
      <style:text-properties fo:font-weight="bold" style:font-size-asian="10.5pt" style:font-weight-asian="normal"/>
    </style:style>
    <style:style style:name="Tasks" style:family="paragraph" style:parent-style-name="Standard" style:class="text">
      <style:text-properties fo:color="#003300" style:font-size-asian="10.5pt" style:font-weight-asian="norma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rcio Santos</meta:initial-creator>
    <meta:creation-date>2014-07-09T12:25:32.964760651</meta:creation-date>
    <dc:date>2014-07-09T21:47:36.730380875</dc:date>
    <dc:creator>Márcio Santos</dc:creator>
    <meta:editing-duration>PT1H37M30S</meta:editing-duration>
    <meta:editing-cycles>91</meta:editing-cycles>
    <meta:generator>LibreOffice/4.1.6.2$Linux_X86_64 LibreOffice_project/410$Build-2</meta:generator>
    <meta:document-statistic meta:table-count="0" meta:image-count="0" meta:object-count="0" meta:page-count="3" meta:paragraph-count="113" meta:word-count="821" meta:character-count="5250" meta:non-whitespace-character-count="4475"/>
  </office:meta>
</office:document-meta>
</file>